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12H55M44.282S" calcext:value-type="time">
            <text:p>312:55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5H07M31.741S" calcext:value-type="time">
            <text:p>05:07</text:p>
          </table:table-cell>
          <table:table-cell table:style-name="ce3"/>
          <table:table-cell office:value-type="string" calcext:value-type="string">
            <text:p>Player input routing improvements, material system! arm collider caching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13H22M26.295S" calcext:value-type="time">
            <text:p>13:2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7]-[.B67] &gt; 0; [.C67]-[.B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08:08:55.8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23T13:44:49.679000000</dc:date>
    <dc:creator>Benjamin Laws</dc:creator>
    <meta:editing-duration>P12DT4H4M8S</meta:editing-duration>
    <meta:editing-cycles>335</meta:editing-cycles>
    <meta:generator>LibreOffice/7.1.8.1$Windows_X86_64 LibreOffice_project/e1f30c802c3269a1d052614453f260e49458c82c</meta:generator>
    <meta:document-statistic meta:table-count="2" meta:cell-count="538" meta:object-count="0"/>
  </office:meta>
</office:document-meta>
</file>